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ho du CGI :</text:p>
      <text:p text:style-name="Standard">Ouvrir le fichier pid.txt</text:p>
      <text:p text:style-name="Standard">si PID running (/proc/PID exists ?)</text:p>
      <text:p text:style-name="Standard"><text:tab/>renvoyer statut =RUNNING</text:p>
      <text:p text:style-name="Standard">Sinon</text:p>
      <text:p text:style-name="Standard"><text:tab/>Si la date et heure de la derniere exécution &gt; x heures</text:p>
      <text:p text:style-name="Standard"><text:tab/><text:tab/>Lancer le process en arriere plan avec le parametre auth=FRED.KEY recu dans la querystring</text:p>
      <text:p text:style-name="Standard"><text:tab/><text:tab/>renvoyer status = RUNNING</text:p>
      <text:p text:style-name="Standard"><text:tab/>Sinon</text:p>
      <text:p text:style-name="Standard"><text:tab/><text:tab/>renvoyer le status = READY</text:p>
      <text:p text:style-name="Standard"/>
      <text:p text:style-name="Standard"/>
      <text:p text:style-name="Standard">Lancer un serveur Web</text:p>
      <text:p text:style-name="Standard"><text:a xlink:type="simple" xlink:href="https://metacpan.org/pod/HTTP::Server::Simple" text:style-name="Internet_20_link" text:visited-style-name="Visited_20_Internet_20_Link">https://metacpan.org/pod/HTTP::Server::Simple</text:a></text:p>
      <text:p text:style-name="Standard"/>
      <text:p text:style-name="Standard">Exécuter un process en tache de fond</text:p>
      <text:p text:style-name="Standard"><text:a xlink:type="simple" xlink:href="https://metacpan.org/pod/Proc::Daemon" text:style-name="Internet_20_link" text:visited-style-name="Visited_20_Internet_20_Link">https://metacpan.org/pod/Proc::Daemon</text:a></text:p>
      <text:p text:style-name="Standard"/>
      <text:p text:style-name="Standard">Vérifier si un process tourne</text:p>
      <text:p text:style-name="Standard"><text:a xlink:type="simple" xlink:href="https://unix.stackexchange.com/questions/294984/how-should-i-check-whether-a-given-pid-is-running" text:style-name="Internet_20_link" text:visited-style-name="Visited_20_Internet_20_Link">https://unix.stackexchange.com/questions/294984/how-should-i-check-whether-a-given-pid-is-running</text:a></text:p>
      <text:p text:style-name="Standard"/>
      <text:p text:style-name="Standard">Docker doc</text:p>
      <text:p text:style-name="Standard"><text:a xlink:type="simple" xlink:href="https://docs.docker.com/develop/develop-images/instructions/" text:style-name="Internet_20_link" text:visited-style-name="Visited_20_Internet_20_Link">https://docs.docker.com/develop/develop-images/instructions/</text:a></text:p>
      <text:p text:style-name="Standard"/>
      <text:p text:style-name="Standard"/>
      <text:p text:style-name="Standard">Coté client web :</text:p>
      <text:p text:style-name="Standard">Appel de la landingpage</text:p>
      <text:p text:style-name="Standard">Affiche un GIF animé de loading.</text:p>
      <text:p text:style-name="Standard">En javascript appeler le CGI avec le parametre ?auth=FRED.KEY en boucle toutes les x secondes. Tant que le status = RUNNING, boucler, sinon rediriger vers la page « web reporting » (actuelle)</text:p>
      <text:p text:style-name="Standard"/>
      <text:p text:style-name="Standard">Appeler une requete en arriere plan :</text:p>
      <text:p text:style-name="Standard"><text:a xlink:type="simple" xlink:href="https://fr.javascript.info/fetch" text:style-name="Internet_20_link" text:visited-style-name="Visited_20_Internet_20_Link">https://fr.javascript.info/fetch</text:a></text:p>
      <text:p text:style-name="Standard"/>
      <text:p text:style-name="Standard">GIF de loading :</text:p>
      <text:p text:style-name="Standard"><text:a xlink:type="simple" xlink:href="https://smallenvelop.com/display-loading-icon-page-loads-completely/" text:style-name="Internet_20_link" text:visited-style-name="Visited_20_Internet_20_Link">https://smallenvelop.com/display-loading-icon-page-loads-completely/</text:a></text:p>
      <text:p text:style-name="Standard"/>
      <text:p text:style-name="Standard">Rediriger vers une URL :</text:p>
      <text:p text:style-name="Standard"><text:a xlink:type="simple" xlink:href="https://code.tutsplus.com/how-to-change-the-url-in-javascript-redirecting--cms-37323t" text:style-name="Internet_20_link" text:visited-style-name="Visited_20_Internet_20_Link">https://code.tutsplus.com/how-to-change-the-url-in-javascript-redirecting--cms-37323t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ederic </meta:initial-creator>
    <meta:creation-date>2024-05-25T18:54:19</meta:creation-date>
    <dc:date>2024-05-26T22:52:03</dc:date>
    <dc:creator>Frederic </dc:creator>
    <meta:editing-duration>P1DT3H27M7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28" meta:word-count="142" meta:character-count="1173"/>
  </office:meta>
</office:document-meta>
</file>